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3"/>
        <table:table-column table:style-name="co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9" table:default-cell-style-name="ce13"/>
        <table:table-column table:style-name="co19" table:default-cell-style-name="ce13"/>
        <table:table-column table:style-name="co11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22" table:default-cell-style-name="ce13"/>
        <table:table-column table:style-name="co30" table:default-cell-style-name="ce13"/>
        <table:table-column table:style-name="co11" table:number-columns-repeated="2" table:default-cell-style-name="ce13"/>
        <table:table-column table:style-name="co31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2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9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6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4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6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 table:number-rows-repeated="104843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33" table:default-cell-style-name="ce13"/>
        <table:table-column table:style-name="co40" table:default-cell-style-name="ce13"/>
        <table:table-column table:style-name="co41" table:number-columns-repeated="2" table:default-cell-style-name="ce13"/>
        <table:table-column table:style-name="co42" table:default-cell-style-name="ce13"/>
        <table:table-column table:style-name="co33" table:default-cell-style-name="ce13"/>
        <table:table-column table:style-name="co41" table:default-cell-style-name="ce13"/>
        <table:table-column table:style-name="co5" table:default-cell-style-name="ce13"/>
        <table:table-column table:style-name="co43" table:default-cell-style-name="ce13"/>
        <table:table-column table:style-name="co44" table:default-cell-style-name="ce13"/>
        <table:table-column table:style-name="co36" table:default-cell-style-name="ce13"/>
        <table:table-column table:style-name="co34" table:default-cell-style-name="ce13"/>
        <table:table-column table:style-name="co43" table:default-cell-style-name="ce13"/>
        <table:table-column table:style-name="co45" table:default-cell-style-name="ce13"/>
        <table:table-column table:style-name="co46" table:default-cell-style-name="ce13"/>
        <table:table-column table:style-name="co43" table:default-cell-style-name="ce13"/>
        <table:table-column table:style-name="co47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43" table:default-cell-style-name="ce13"/>
        <table:table-column table:style-name="co51" table:default-cell-style-name="ce13"/>
        <table:table-column table:style-name="co52" table:number-columns-repeated="2" table:default-cell-style-name="ce13"/>
        <table:table-column table:style-name="co53" table:default-cell-style-name="ce13"/>
        <table:table-column table:style-name="co54" table:default-cell-style-name="ce13"/>
        <table:table-column table:style-name="co35" table:default-cell-style-name="ce13"/>
        <table:table-column table:style-name="co55" table:default-cell-style-name="ce13"/>
        <table:table-column table:style-name="co56" table:default-cell-style-name="ce13"/>
        <table:table-column table:style-name="co57" table:default-cell-style-name="ce13"/>
        <table:table-column table:style-name="co43" table:number-columns-repeated="2" table:default-cell-style-name="ce13"/>
        <table:table-column table:style-name="co57" table:default-cell-style-name="ce13"/>
        <table:table-column table:style-name="co45" table:default-cell-style-name="ce13"/>
        <table:table-column table:style-name="co37" table:default-cell-style-name="ce13"/>
        <table:table-column table:style-name="co47" table:default-cell-style-name="ce13"/>
        <table:table-column table:style-name="co31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.00.0000</text:date>, <text:time style:data-style-name="N2" text:time-value="01:19:56.00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8T00:54:48.987000000</dc:date>
    <meta:editing-duration>P3DT11H56M39S</meta:editing-duration>
    <meta:editing-cycles>1288</meta:editing-cycles>
    <meta:document-statistic meta:table-count="2" meta:cell-count="4181" meta:object-count="0"/>
    <meta:user-defined meta:name="qrichtext">1</meta:user-defined>
  </office:meta>
</office:document-meta>
</file>